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ee0f8" officeooo:paragraph-rsid="001ee0f8"/>
    </style:style>
    <style:style style:name="P2" style:family="paragraph" style:parent-style-name="Heading_20_1">
      <style:paragraph-properties fo:break-before="page"/>
      <style:text-properties officeooo:rsid="00290555" officeooo:paragraph-rsid="00290555"/>
    </style:style>
    <style:style style:name="P3" style:family="paragraph" style:parent-style-name="Heading_20_2">
      <style:text-properties officeooo:rsid="002c6ccf" officeooo:paragraph-rsid="002c6ccf"/>
    </style:style>
    <style:style style:name="P4" style:family="paragraph" style:parent-style-name="Text_20_body" style:list-style-name="L1">
      <style:text-properties officeooo:rsid="001b8eaf" officeooo:paragraph-rsid="001b8eaf"/>
    </style:style>
    <style:style style:name="P5" style:family="paragraph" style:parent-style-name="Text_20_body">
      <style:text-properties officeooo:rsid="00267fe2" officeooo:paragraph-rsid="00267fe2"/>
    </style:style>
    <style:style style:name="P6" style:family="paragraph" style:parent-style-name="Text_20_body">
      <style:text-properties officeooo:rsid="0027b0e1" officeooo:paragraph-rsid="0027b0e1"/>
    </style:style>
    <style:style style:name="P7" style:family="paragraph" style:parent-style-name="Text_20_body">
      <style:text-properties officeooo:rsid="00290555" officeooo:paragraph-rsid="00290555"/>
    </style:style>
    <style:style style:name="P8" style:family="paragraph" style:parent-style-name="Text_20_body">
      <style:text-properties officeooo:rsid="002afb2e" officeooo:paragraph-rsid="002afb2e"/>
    </style:style>
    <style:style style:name="P9" style:family="paragraph" style:parent-style-name="Text_20_body">
      <style:text-properties officeooo:rsid="002c6ccf" officeooo:paragraph-rsid="002c6ccf"/>
    </style:style>
    <style:style style:name="P10" style:family="paragraph" style:parent-style-name="Text_20_body">
      <style:text-properties officeooo:paragraph-rsid="002c6ccf"/>
    </style:style>
    <style:style style:name="P11" style:family="paragraph" style:parent-style-name="Text_20_body">
      <style:text-properties officeooo:rsid="002db5d7" officeooo:paragraph-rsid="002db5d7"/>
    </style:style>
    <style:style style:name="T1" style:family="text">
      <style:text-properties officeooo:rsid="001d2b8a"/>
    </style:style>
    <style:style style:name="T2" style:family="text">
      <style:text-properties officeooo:rsid="0020dcbf"/>
    </style:style>
    <style:style style:name="T3" style:family="text">
      <style:text-properties officeooo:rsid="002298bb"/>
    </style:style>
    <style:style style:name="T4" style:family="text">
      <style:text-properties officeooo:rsid="0024c175"/>
    </style:style>
    <style:style style:name="T5" style:family="text">
      <style:text-properties fo:font-weight="bold" officeooo:rsid="0024c175" style:font-weight-asian="bold" style:font-weight-complex="bold"/>
    </style:style>
    <style:style style:name="T6" style:family="text">
      <style:text-properties fo:font-weight="bold" officeooo:rsid="00290555" style:font-weight-asian="bold" style:font-weight-complex="bold"/>
    </style:style>
    <style:style style:name="T7" style:family="text">
      <style:text-properties officeooo:rsid="0027b0e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90555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b App Design Doc</text:h>
      <text:p text:style-name="P1">More and more, mobile devices are becoming a staple of our everyday lives. <text:s/>We depend on them for email, phone, instant messaging, social network updates, entertainment, and even e-commerce. <text:s/>However, the number and variety of devices is also abundant, making life hard for <text:span text:style-name="T2">mobile application </text:span>designers <text:span text:style-name="T2">and web developers alike</text:span>. <text:s/><text:span text:style-name="T4">Does anyone really enjoy designing and maintaining the same website/application for three different platforms? <text:s/>The answer is no. <text:s/>Luckily, creating custom frameworks or applications for each device is not the only option we have. <text:s/>One convenient way of killing the proverbial two birds with a single stone, is to create websites that can imitate mobile applications when browsed in those environments.</text:span></text:p>
      <text:p text:style-name="P11">Now, maybe you're thinking, “Wait, wait, wait... Applications and websites are <text:span text:style-name="T3">completely </text:span>different<text:span text:style-name="T3">. <text:s/>You can't turn a web-site into an application, and typically only badly-designed applications look like a web site.” <text:s/>But here at Two-Bit Labs Inc., we believe that a website should be formatted however provides the best experience for end-users, at the lowest development costs.</text:span></text:p>
      <text:h text:style-name="Heading_20_2" text:outline-level="2"><text:span text:style-name="T5">Application-Like Websites</text:span></text:h>
      <text:p text:style-name="P5">As we already discussed, creating custom applications for each potential device can be tedious (not to mention, expensive). <text:s/>So instead, we leverage existing web technologies to be functionally equivalent to simple native applications. <text:s/>The code is written once, and displays nicely for everyone, regardless of OS. <text:s/><text:span text:style-name="T7">For mobile devices, we can even utilize some of their platform-specific functionality, such as touch/swipe navigation, Global Positioning System, or even their camera.</text:span></text:p>
      <text:h text:style-name="Heading_20_1" text:outline-level="1">Building an App-like web site</text:h>
      <text:p text:style-name="P6">In order to create an attractive webapp experience for our end users, there's a few points of interest that we really need to address, including device-based capabilities, smooth transitions, and site composition.</text:p>
      <text:h text:style-name="Heading_20_2" text:outline-level="2">Device-based capabilities</text:h>
      <text:p text:style-name="P6">Today's mobile devices are significantly more <text:span text:style-name="T9">elegant</text:span> and sophisticated than the clunky web browsers of <text:span text:style-name="T8">yesteryear</text:span>. <text:s/>Devices typically have the ability to receive touch input, but don't have fully-functional keyboards. <text:s/>This requires us to reduce the gauntlet of text fields some web sites force users through before accessing their site, and replace them with touch-sensitive <text:span text:style-name="T9">navigation, emulating the functionality of modern native applications.</text:span></text:p>
      <text:p text:style-name="P7">Global Positioning Systems (GPS) are frequently available on mobile devices, allowing us to provide content or services specific to a user's location. <text:s/>Wouldn't it be awesome if your local pizza place's website had the ability to guide you directly to their store? <text:s/>Yes. <text:s/>Yes it would.</text:p>
      <text:p text:style-name="P7">Mobile developers have found a number of novel ways to utilize the video/still-image functionality of modern devices, from measuring your pulse to displaying “enhanced reality” images overlaying the live camera feed. <text:s/>For a store, you might allow customers to scan a bar-code to price-check an item prior to purchasing, and allow them access to <text:span text:style-name="T8">exclusive</text:span><text:span text:style-name="T10"> coupons by using your site.</text:span></text:p>
      <text:h text:style-name="Heading_20_2" text:outline-level="2"><text:span text:style-name="T10">Smooth Transitions</text:span></text:h>
      <text:p text:style-name="Text_20_body"><text:span text:style-name="T9">Most people's journey through the vast World Wide Web is actually a series of abrupt bumps from one page to another. <text:s/>Click a hyperlink, and </text:span><text:span text:style-name="T6">flash!</text:span> <text:span text:style-name="T9">everything changes, and the website rebuilds. <text:s/>On slow-</text:span><text:soft-page-break/><text:span text:style-name="T9">bandwidth devices, this journey also includes long waits, as content is laboriously carted from the Internet onto their device. <text:s/>Again, these can distract and dissuade users from consuming valuable content. <text:s/>App-like websites seek to reduce these distractions through the use of GPU-accelerated transitions, dynamic content loading, and optimizing to device abilities.</text:span></text:p>
      <text:p text:style-name="P8"><text:span text:style-name="T9">G</text:span>PU-acceleration is quickly becoming a standard on mobile devices, and web-pages can take advantage of this technology to reduce the stop-gap feel prevalent in today's websites. <text:s/>For example, the following CSS code allows devices to enable their GPU to smoothly render certain JavaScript animations and transitions:</text:p>
      <text:p text:style-name="P8">&lt;code&gt;<text:line-break/>&lt;/code&gt;</text:p>
      <text:p text:style-name="P8">Instead of following the traditional HTML approach of “jumping” between views, we can smoothly transition the user's view, giving them a better mental model of the virtual world you are trying to construct. <text:s/>Combined with a good touch interface, users will find your site significantly more intuitive and navigable.</text:p>
      <text:h text:style-name="P3" text:outline-level="2">Dynamic Optimized Content Loading</text:h>
      <text:p text:style-name="P9">Say your friend, Fred, owns a photography business. <text:s/>He uses his website to display some beautiful photographs taken by his agency. <text:s/>Full-blown photographs could take minutes to load on a slow connection, and they are not likely to be appreciated on a small, mobile device. <text:s/>In order to decrease load times, the website keeps multiple versions of the photograph, and dynamically determines which to serve based on the client's needs: a small photo is served to mobile clients, a larger version is given to desktop (high-bandwidth / large display) clients, and the full-blown image is given to any user who specifically asks for it. <text:s/>This cuts down on the time it takes to load pages, delivering a much faster and smoother experience to the end-user.</text:p>
      <text:h text:style-name="P3" text:outline-level="2">Dynamic Composition</text:h>
      <text:p text:style-name="P10"><text:span text:style-name="T1">The final area of App-like website development I want to emphasize is dynamic composing, otherwise known as Responsive Web Design (RWD). <text:s/>RWD technologies essentially allow the site's content to dynamically resize and reposition itself to match the client's requirements. <text:s/>This means that you can create one website for all of your clients, with much less overhead than creating device-specific templates. <text:s/>RWD removes the need to zoom in and out of websites (a very un-app-like quality). <text:s/>Furthermore, content is spaced to fill (but not overrun) the screen.</text:span></text:p>
      <text:h text:style-name="P2" text:outline-level="1">Larger Design</text:h>
      <text:h text:style-name="Heading_20_2" text:outline-level="2">Features I really need to implement</text:h>
      <text:p text:style-name="Text_20_body">Dynamic Rescaling of images</text:p>
      <text:p text:style-name="Text_20_body">Dynamic repositioning (and maybe rescaling) of content</text:p>
      <text:p text:style-name="Text_20_body">Dynamically loaded content (so the browsing experience is fast and fresh.</text:p>
      <text:h text:style-name="Heading_20_2" text:outline-level="2">Would be nice to have</text:h>
      <text:p text:style-name="Text_20_body">Swiping</text:p>
      <text:p text:style-name="Text_20_body"/>
      <text:h text:style-name="Heading_20_1" text:outline-level="1">Sources</text:h>
      <text:p text:style-name="Text_20_body"><text:a xlink:type="simple" xlink:href="http://www.awwwards.com/10-web-design-trends-for-2013.html#c1">http://www.awwwards.com/10-web-design-trends-for-2013.html#c1</text:a></text:p>
      <text:p text:style-name="Text_20_body"><text:a xlink:type="simple" xlink:href="http://www.html5rocks.com/en/mobile/responsivedesign/">http://www.html5rocks.com/en/mobile/responsivedesign/</text:a></text:p>
      <text:p text:style-name="Text_20_body"><text:a xlink:type="simple" xlink:href="http://en.wikipedia.org/wiki/Responsive_web_design">http://en.wikipedia.org/wiki/Responsive_web_design</text:a></text:p>
      <text:p text:style-name="Text_20_body"><text:a xlink:type="simple" xlink:href="http://24ways.org/2011/conditional-loading-for-responsive-designs/">http://24ways.org/2011/conditional-loading-for-responsive-designs/</text:a></text:p>
      <text:h text:style-name="Heading_20_1" text:outline-level="1">Examples</text:h>
      <text:p text:style-name="Text_20_body"><text:a xlink:type="simple" xlink:href="http://www.winshape.org/camps/">http://www.winshape.org/camps/</text:a></text:p>
      <text:p text:style-name="Text_20_body"/>
      <text:p text:style-name="Text_20_body"/>
      <text:h text:style-name="Heading_20_1" text:outline-level="1">Alternatives</text:h>
      <text:p text:style-name="Text_20_body">Node.js sounds cool, and I would be happy to learn it.</text:p>
      <text:p text:style-name="Text_20_body"/>
      <text:p text:style-name="Text_20_body">Utilizing Mobile-Sensor data through web interfac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15:03:05</meta:creation-date>
    <dc:date>2014-01-21T20:56:28.702000000</dc:date>
    <meta:editing-duration>PT8H24M2S</meta:editing-duration>
    <meta:editing-cycles>31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37" meta:word-count="912" meta:character-count="6233" meta:non-whitespace-character-count="5327"/>
  </office:meta>
</office:document-meta>
</file>